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text-properties style:font-name="Times New Roman" fo:font-size="24pt" style:font-size-asian="24pt" style:font-size-complex="24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style:snap-to-layout-grid="false"/>
      <style:text-properties fo:font-size="10pt" style:font-size-asian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12" style:family="paragraph" style:parent-style-name="Title" style:master-page-name="Standard">
      <style:paragraph-properties style:page-number="auto"/>
    </style:style>
    <style:style style:name="P13" style:family="paragraph" style:parent-style-name="Heading_20_1">
      <style:text-properties style:font-name="Times New Roman" fo:font-size="14pt" style:font-size-asian="14pt" style:font-size-complex="14pt"/>
    </style:style>
    <style:style style:name="P14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Heading_20_2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16" style:family="paragraph" style:parent-style-name="Text_20_body" style:list-style-name="WW8Num7">
      <style:text-properties style:font-name="Times New Roman" fo:font-size="12pt" style:font-size-asian="12pt" style:font-size-complex="12pt"/>
    </style:style>
    <style:style style:name="P17" style:family="paragraph" style:parent-style-name="Text_20_body" style:list-style-name="WW8Num2">
      <style:text-properties fo:font-size="12pt" style:font-size-asian="12pt" style:font-size-complex="12pt"/>
    </style:style>
    <style:style style:name="P18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Text_20_body" style:list-style-name="WW8Num2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2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font-name="Times New Roman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ab/><text:tab/><text:tab/><text:tab/><text:span text:style-name="T3">Memória Virtual<text:line-break/> <text:tab/><text:tab/>Caso de Uso: ExcluirUsuario</text:span></text:p>
      <text:p text:style-name="P8"/>
      <text:h text:style-name="P13" text:outline-level="1">Breve Descrição</text:h>
      <text:p text:style-name="P7"><text:s text:c="4"/>O Administrador ou Gerente do sistema exclui (torna inativo) um usuário cadastrado.</text:p>
      <text:h text:style-name="P13" text:outline-level="1">Breve Descrição dos Atores</text:h>
      <text:p text:style-name="P7"><text:s text:c="4"/>Gerente: O Gerente exclui revisores e catalogadores de sua instituição.</text:p>
      <text:p text:style-name="P7"><text:s text:c="4"/>Administrador: O Administrador exclui gerentes, revisores e catalogadores.</text:p>
      <text:h text:style-name="P13" text:outline-level="1">Pré-condições </text:h>
      <text:p text:style-name="P7"><text:s text:c="5"/>O Administrador/Gerente está logado no sistema e o usuário deve estar cadastrado.</text:p>
      <text:h text:style-name="P13" text:outline-level="1">Fluxo Básico de eventos</text:h>
      <text:list xml:id="list31147625" text:style-name="WW8Num7">
        <text:list-item>
          <text:p text:style-name="P16"><text:s text:c="3"/>O Administrador/Gerente seleciona a opção “Excluir Usuário”;</text:p>
        </text:list-item>
        <text:list-item>
          <text:p text:style-name="P16"><text:s text:c="3"/>O Administrador/Gerente seleciona a opção “Listar todos os usuários” ou “Pesquisar Usuário” </text:p>
        </text:list-item>
        <text:list-item>
          <text:p text:style-name="P16"><text:s text:c="3"/>O Administrador/Gerente <text:s/>seleciona o usuário a ser excluido e escolhe outro Administrador/Gerente para confirmar a operação ;</text:p>
        </text:list-item>
        <text:list-item>
          <text:p text:style-name="P16"><text:s text:c="3"/>O sistema envia para o e-mail do usuário escolhido um link de confirmação de exclusão, o usuário confirma a operação;</text:p>
        </text:list-item>
        <text:list-item>
          <text:p text:style-name="P16"><text:s text:c="3"/>O sistema valida operação;</text:p>
        </text:list-item>
        <text:list-item>
          <text:p text:style-name="P16"><text:s text:c="3"/>O caso de uso termina.</text:p>
        </text:list-item>
      </text:list>
      <text:h text:style-name="P13" text:outline-level="1">Fluxos Alternativos</text:h>
      <text:h text:style-name="P15" text:outline-level="2" text:is-list-header="true">Fluxo Alternativo 1</text:h>
      <text:p text:style-name="P7">Se no passo 2 do fluxo básico o usuário seleciona a opção “Listar todos os usuários”, entao <text:s/></text:p>
      <text:list xml:id="list31136482" text:style-name="WW8Num2">
        <text:list-item>
          <text:p text:style-name="P17">O sistema imprime na tela todos os usuários cadastrados;</text:p>
        </text:list-item>
        <text:list-item>
          <text:p text:style-name="P17">O caso de uso retorna ao passo 3.</text:p>
          <text:p text:style-name="P18"/>
          <text:p text:style-name="P18">Fluxo Alternativo 2</text:p>
          <text:list>
            <text:list-item>
              <text:list>
                <text:list-item>
                  <text:list>
                    <text:list-header>
                      <text:p text:style-name="P20"><text:s text:c="13"/><text:span text:style-name="T7">Se no passo 2 do fluxo básico o usuário seleciona a opção “Pesquisar Usuário”, entã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9"><text:soft-page-break/><text:s text:c="20"/>1. O usuário digita o nome ou login do usuário a ser excluido;</text:p>
                                      <text:list>
                                        <text:list-header>
                                          <text:p text:style-name="P19"><text:s text:c="20"/>2. O sistema retorna o resultado da busca na tela;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9"><text:s text:c="20"/>3. O caso de uso retorna ao passo 3.</text:p>
      <text:p text:style-name="P9"/>
      <text:list xml:id="list31178003" text:continue-numbering="true" text:style-name="WW8Num2">
        <text:list-header>
          <text:p text:style-name="P18">Fluxo Alternativo 3</text:p>
          <text:list>
            <text:list-item>
              <text:list>
                <text:list-item>
                  <text:list>
                    <text:list-header>
                      <text:p text:style-name="P20"><text:s text:c="13"/><text:span text:style-name="T7">Se no passo 3 do fluxo básico o usuário tenta excluir outro de um nível para o qual não tenha permissão de exclusão,entao</text:span></text:p>
                      <text:list>
                        <text:list-header>
                          <text:p text:style-name="P19"><text:s text:c="22"/>1. O sistema exibe a mensagem “Seu nível de acesso não permite tal exclusão”;</text:p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9"><text:s text:c="22"/>2. O sistema não permite a exclusão;</text:p>
                                      <text:list>
                                        <text:list-header>
                                          <text:p text:style-name="P21"><text:s text:c="22"/>3. O caso de uso termina.</text:p>
                                          <text:p text:style-name="P22"/>
                                          <text:p text:style-name="P22">Fluxo Alternativo 4</text:p>
                                          <text:list>
                                            <text:list-header>
                                              <text:p text:style-name="P18"><text:span text:style-name="T4"><text:s text:c="11"/></text:span><text:span text:style-name="T5">Se no passo 3 do fluxo básico o usuário não seleciona outro usuário para confirmar a operação, entao</text:span></text:p>
                                              <text:p text:style-name="P21"><text:s text:c="19"/>1. O sistema exibe a mensagem “É necessário selecionar outro usuário para confirmar a operação”;</text:p>
                                              <text:p text:style-name="P21"><text:s text:c="19"/>2. O caso de uso retorna ao passo 3.</text:p>
                                            </text:list-header>
                                          </text:list>
                                          <text:p text:style-name="P22"/>
                                          <text:p text:style-name="P22">Fluxo Alternativo 5</text:p>
                                          <text:p text:style-name="P21"><text:s text:c="8"/>Se no passo 4 do fluxo básico o usuário não clica no link de confirmação de exclusão, entao</text:p>
                                          <text:p text:style-name="P21"><text:s text:c="17"/>1. O usuário não é excluido do sistema;</text:p>
                                          <text:list>
                                            <text:list-header>
                                              <text:p text:style-name="P21"><text:s text:c="17"/>2. O caso de uso é encerrado.</text:p>
                                            </text:list-header>
                                          </text:list>
                                          <text:p text:style-name="P22">Fluxo Alternativo 6</text:p>
                                          <text:list>
                                            <text:list-header>
                                              <text:p text:style-name="P22"><text:s text:c="8"/><text:span text:style-name="T6">Se no passo 2 do Fluxo Alternativo 2, o sistema não retorna nenhum resultado, então</text:span></text:p>
                                              <text:p text:style-name="P21"><text:s text:c="21"/>1. O sistema exibe a mensagem “Nenhum usuário encontrado”;</text:p>
                                              <text:p text:style-name="P21"><text:s text:c="21"/>2. O caso de uso retorna ao passo 1 do fluxo alternativo 2.</text:p>
                                            </text:list-header>
                                          </text:list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header>
                  </text:list>
                </text:list-item>
              </text:list>
            </text:list-item>
          </text:list>
        </text:list-header>
      </text:list>
      <text:h text:style-name="P13" text:outline-level="1">Pós-condições</text:h>
      <text:h text:style-name="P14" text:outline-level="2" text:is-list-header="true">Fluxo Básico: O sistema coloca como Inativo o cadastro do usuário.</text:h>
      <text:p text:style-name="P4"><text:tab/>Fluxo Alternativo 1: O sistema coloca como Inativo o cadastro do usuário.</text:p>
      <text:p text:style-name="P4"><text:tab/>Fluxo Alternativo 2: O sistema coloca como Inativo o cadastro do usuário .</text:p>
      <text:p text:style-name="P4"><text:tab/>Fluxo Alternativo 3: O cadastro do usuário permanece como Ativo no sistema.</text:p>
      <text:p text:style-name="P4"><text:tab/>Fluxo Alternativo 4: A exclusão do usuário encontra-se pendente.</text:p>
      <text:p text:style-name="P4"><text:soft-page-break/><text:tab/>Fluxo Alternativo 5: O cadastro do usuário permanece como Ativo no sistema.</text:p>
      <text:p text:style-name="P4"><text:tab/>Fluxo Alternativo 6: O cadastro do usuário permanece como Ativo no sistema.</text:p>
      <text:h text:style-name="P13" text:outline-level="1">Requisitos especiais</text:h>
      <text:p text:style-name="P7"><text:s text:c="3"/>Requisito de Auditoria: o sistema salva no banco de dados o administrador/gerente que excluiu o usuário 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746cm" style:rel-column-width="990*"/>
    </style:style>
    <style:style style:name="Tabela2.B" style:family="table-column">
      <style:table-column-properties style:column-width="10.672cm" style:rel-column-width="6050*"/>
    </style:style>
    <style:style style:name="Tabela2.C" style:family="table-column">
      <style:table-column-properties style:column-width="3.034cm" style:rel-column-width="1720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0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18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3</text:page-number></text:span></text:span><text:span text:style-name="Page_20_Number"><text:span text:style-name="MT1"> de </text:span></text:span><text:span text:style-name="Page_20_Number"><text:span text:style-name="MT2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14</meta:editing-cycles>
    <meta:editing-duration>PT03H08M03S</meta:editing-duration>
    <meta:generator>BrOffice.org/3.2$Win32 OpenOffice.org_project/320m18$Build-9502</meta:generator>
    <dc:date>2010-10-06T11:04:43.12</dc:date>
    <meta:document-statistic meta:table-count="2" meta:image-count="1" meta:object-count="0" meta:page-count="3" meta:paragraph-count="59" meta:word-count="536" meta:character-count="3411"/>
  </office:meta>
</office:document-meta>
</file>